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13;06/22/2018 20:01:4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89037496"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302334046" text:style-name="L2">
        <text:list-item>
          <text:p text:style-name="P47">Version 2.1.2 :</text:p>
        </text:list-item>
      </text:list>
      <text:list xml:id="list1848163092" text:style-name="L3">
        <text:list-item>
          <text:list>
            <text:list-item>
              <text:p text:style-name="P48">Localized help : resolved non-functional hyperlink due to API incompatibility introduced by Apache OpenOffice 4.1 (and LibreOffice 4.0).</text:p>
            </text:list-item>
          </text:list>
        </text:list-item>
      </text:list>
      <text:list xml:id="list200144717239248" text:continue-list="list1302334046" text:style-name="L2">
        <text:list-item>
          <text:p text:style-name="P47">Version 2.1.1 :</text:p>
        </text:list-item>
      </text:list>
      <text:list xml:id="list1412413484"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200144397443551" text:continue-list="list200144717239248" text:style-name="L2">
        <text:list-item>
          <text:p text:style-name="P47">Version 2.1.0 :</text:p>
        </text:list-item>
      </text:list>
      <text:list xml:id="list3514133252"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200144613751811" text:continue-list="list200144397443551" text:style-name="L2">
        <text:list-item>
          <text:p text:style-name="P47">Version 2.0.0 :</text:p>
        </text:list-item>
      </text:list>
      <text:list xml:id="list1441831634"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200143198554770" text:continue-list="list200144613751811" text:style-name="L2">
        <text:list-item>
          <text:p text:style-name="P47">Version 1.5.3 :</text:p>
        </text:list-item>
      </text:list>
      <text:list xml:id="list576237350"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113640837"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text:soft-page-break/>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93278932"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15249690"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19191890"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47565874" text:style-name="L12">
        <text:list-item text:start-value="1">
          <text:p text:style-name="P57">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50891588"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554163160"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982846495"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39943843"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210124770" text:style-name="L17">
        <text:list-item>
          <text:p text:style-name="P62">Arg1 : <text:span text:style-name="InstructionMacro">String</text:span> : mandatory, type of control used for the button</text:p>
        </text:list-item>
      </text:list>
      <text:list xml:id="list2207092845"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92529515"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32959593"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13379752"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256852101"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813416160"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66938376"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2387220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13454178"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2692128"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73631352"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742236694"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46149914"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71297738"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994968445"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2814272"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70995991"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769038275"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4003088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7214378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8573709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0014462194742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8589057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15674976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4757440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00144322712780" text:continue-list="list34003088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00144939749286" text:continue-list="list20014462194742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200144443366733" text:continue-list="list2001443227127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1" meta:paragraph-count="2855" meta:word-count="39317" meta:character-count="259634" meta:non-whitespace-character-count="219052"/>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 add instructions here, see Template1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